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Header">
      <style:paragraph-properties fo:text-align="center" style:justify-single-word="false"/>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1</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Robin Mathison</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s/>1/17</text:p>
          </table:table-cell>
        </table:table-row>
      </table:table>
      <text:p text:style-name="P4"><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mostly</text:p>
          </table:table-cell>
          <table:table-cell table:style-name="Table2.B1" office:value-type="string">
            <text:p text:style-name="P3"/>
          </table:table-cell>
        </table:table-row>
        <table:table-row table:style-name="Table2.1">
          <table:table-cell table:style-name="Table2.A1" office:value-type="string">
            <text:p text:style-name="P3">Stories form not quite complete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very clever 'fan' site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3-16T17:31:00</meta:creation-date>
    <dc:date>2018-01-17T22:14:37.31</dc:date>
    <meta:editing-duration>PT1M57S</meta:editing-duration>
    <meta:generator>OpenOffice/4.1.2$Win32 OpenOffice.org_project/412m3$Build-9782</meta:generator>
    <meta:document-statistic meta:table-count="2" meta:image-count="0" meta:object-count="0" meta:page-count="1" meta:paragraph-count="27" meta:word-count="203" meta:character-count="1190"/>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